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Verdana, Arial, sans-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Heading_20_2" style:list-style-name="WWNum2">
      <style:paragraph-properties fo:margin-top="0.1665in" fo:margin-bottom="0.0835in"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variant="normal" fo:text-transform="none" fo:color="#0a0a0a" style:text-line-through-style="none" style:font-name="Lucida Grande" fo:font-size="10.5pt" fo:letter-spacing="normal" fo:font-style="normal" style:text-underline-style="none" fo:font-weight="normal" style:text-blinking="false" fo:background-color="#ffffff" style:font-size-asian="10.5pt" style:font-style-asian="normal" style:font-weight-asian="normal"/>
    </style:style>
    <style:style style:name="T4" style:family="text">
      <style:text-properties fo:font-variant="normal" fo:text-transform="none" fo:color="#0a0a0a" style:text-line-through-style="none" style:font-name="Times New Roman" fo:font-size="11pt" fo:letter-spacing="normal" fo:font-style="normal" style:text-underline-style="none" fo:font-weight="normal" style:text-blinking="false" fo:background-color="#ffffff" style:font-size-asian="11pt" style:font-style-asian="normal" style:font-weight-asian="normal" style:font-size-complex="11pt"/>
    </style:style>
    <style:style style:name="T5" style:family="text">
      <style:text-properties fo:font-variant="normal" fo:text-transform="none" fo:color="#0a0a0a" style:text-line-through-style="none" style:font-name="Times New Roman" fo:font-size="11pt" fo:letter-spacing="normal" fo:font-style="normal" style:text-underline-style="none" fo:font-weight="bold" style:text-blinking="false" fo:background-color="#ffffff" style:font-size-asian="11pt" style:font-style-asian="normal" style:font-weight-asian="bold" style:font-size-complex="11pt" style:font-weight-complex="bold"/>
    </style:style>
    <style:style style:name="T6" style:family="text">
      <style:text-properties fo:font-variant="normal" fo:text-transform="none" fo:color="#0a0a0a" style:text-line-through-style="none" style:font-name="Times New Roman" fo:font-size="11pt" fo:letter-spacing="normal" fo:font-style="normal" style:text-underline-style="solid" style:text-underline-width="auto" style:text-underline-color="font-color" fo:font-weight="normal" style:text-blinking="false" fo:background-color="#ffffff" style:font-size-asian="11pt" style:font-style-asian="normal" style:font-weight-asian="normal" style:font-size-complex="11pt"/>
    </style:style>
    <style:style style:name="T7" style:family="text">
      <style:text-properties fo:font-variant="normal" fo:text-transform="none" fo:color="#0a0a0a" style:text-line-through-style="none" style:font-name="Times New Roman" fo:font-size="11pt" fo:letter-spacing="normal" fo:font-style="normal" style:text-underline-style="solid" style:text-underline-width="auto" style:text-underline-color="font-color" fo:font-weight="normal" style:text-blinking="false" fo:background-color="#ffffff" style:font-size-asian="11pt" style:font-style-asian="normal" style:font-weight-asian="normal" style:font-size-complex="11pt" style:font-style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94195383" text:style-name="WWNum2">
        <text:list-item>
          <text:list>
            <text:list-item>
              <text:h text:style-name="P3" text:outline-level="2">Assignment 1</text:h>
            </text:list-item>
          </text:list>
        </text:list-item>
      </text:list>
      <text:p text:style-name="Standard"/>
      <text:p text:style-name="P1">Name: <text:s text:c="4"/>Shashank Karkare</text:p>
      <text:p text:style-name="P1">ASU ID: 1205168441</text:p>
      <text:p text:style-name="Standard"/>
      <text:p text:style-name="Standard"><text:span text:style-name="T2">Answer 1:</text:span><text:span text:style-name="T1"> The memory address of the variable jiffies in my custom build kernel is 0xc06a0d20.</text:span></text:p>
      <text:p text:style-name="P1"><text:tab/> <text:s text:c="4"/>We can find the address of the variable of function by directly printing them using %p format because <text:tab/> <text:s text:c="5"/>until our module is loaded the address is just local address.</text:p>
      <text:p text:style-name="P1"><text:tab/> <text:s text:c="4"/>Under the folder /sys/modules/&lt;my_module&gt;/ <text:s/>contains all the information about the my_module.</text:p>
      <text:p text:style-name="P1"><text:tab/> <text:s text:c="4"/>It also contains the address of the different sections of the kernel module and you can use the <text:tab/> <text:s/><text:tab/> <text:s text:c="5"/>information from readelf My_module.ko to find the exact virtual address of the particular functions <text:tab/> <text:s/><text:tab/> <text:s text:c="4"/>and variables. Find the virtual address of the section in which your function or variable resides from <text:tab/> <text:s/><text:tab/> <text:s text:c="4"/>the <text:s/>/sys/modules/&lt;my_module&gt;/section/&lt;corresponding_section&gt; and then find the section offset <text:tab/> <text:s text:c="2"/><text:tab/> <text:s text:c="4"/>and function or variable address in it. Add them all to get the perfect virtual address of the function or <text:tab/> <text:s text:c="4"/>varaible.</text:p>
      <text:p text:style-name="P1"><text:tab/> <text:s text:c="4"/>The address is the virtual memory address.</text:p>
      <text:p text:style-name="P1"><text:tab/> <text:s text:c="4"/>When the kernel is build the compiler permanently gives these addresses and to see them we can view <text:tab/> <text:s text:c="5"/>them in System.map file generated for the kernel we build.</text:p>
      <text:p text:style-name="P1"><text:tab/> <text:s text:c="5"/>jiffies is the lower 32 bit of the jiffies_64 variable.</text:p>
      <text:p text:style-name="P1"><text:tab/> <text:s text:c="4"/></text:p>
      <text:p text:style-name="Standard"><text:span text:style-name="T2">Answer 2:</text:span><text:span text:style-name="T1"> When we configure the kernel ,we select the OMAP machine . So it sets the config variable for <text:tab/><text:tab/> <text:s text:c="4"/>CONFIG_DM_TIMER to true thus stating the makefile to compile the dmtime.c file. The compiler <text:tab/> <text:s text:c="2"/><text:tab/> <text:s text:c="4"/>compiles the dmtimer.c and generate dmtimer.o file. Then in kernel build process since the <text:tab/> <text:tab/> <text:s text:c="4"/><text:tab/> <text:s text:c="4"/>CONFIG_ARCH_OMAP_PLUS was set to true. The compiler then links all the object file <text:tab/> <text:s/><text:tab/> <text:s text:c="4"/><text:tab/> <text:s text:c="4"/>together to generate built-in.o in arch/arm/plat-omap folder. Then all such build-in.o files are linked <text:tab/> <text:s text:c="2"/><text:tab/> <text:s text:c="4"/>together in vmlinux file.</text:span></text:p>
      <text:p text:style-name="Standard"><text:tab/> <text:s text:c="3"/><text:span text:style-name="T8"><text:s/></text:span><text:span text:style-name="T9">Entry point of the omap_dm_timer_request function in the kernel is at </text:span><text:span text:style-name="Internet_20_link"><text:span text:style-name="T4">c00668d4.</text:span></text:span></text:p>
      <text:p text:style-name="Standard"><text:span text:style-name="Internet_20_link"><text:span text:style-name="T4"><text:tab/> <text:s text:c="3"/>We can obtain the address from /proc/kallsyms file.</text:span></text:span></text:p>
      <text:p text:style-name="Standard"><text:span text:style-name="Internet_20_link"><text:span text:style-name="T3"/></text:span></text:p>
      <text:p text:style-name="Standard"><text:span text:style-name="Internet_20_link"><text:span text:style-name="T3"/></text:span></text:p>
      <text:p text:style-name="Standard"><text:span text:style-name="Internet_20_link"><text:span text:style-name="T5">Answer 3: </text:span></text:span></text:p>
      <text:p text:style-name="Standard"><text:span text:style-name="Internet_20_link"><text:span text:style-name="T4"><text:tab/> <text:s text:c="2"/></text:span></text:span><text:span text:style-name="Internet_20_link"><text:span text:style-name="T7">User Thread:</text:span></text:span><text:span text:style-name="Internet_20_link"><text:span text:style-name="T4"> User threads are managed and scheduled by the threading library. If 1 of the user thread <text:tab/> <text:tab/> <text:s text:c="3"/>sleeps, whole process sleeps. It is very fast to create , manage and destroy. Does not use the hardware <text:tab/> <text:tab/> <text:s text:c="3"/>parallelism. User threads are portable.</text:span></text:span></text:p>
      <text:p text:style-name="Standard"><text:span text:style-name="Internet_20_link"><text:span text:style-name="T4"/></text:span></text:p>
      <text:p text:style-name="Standard"><text:span text:style-name="Internet_20_link"><text:span text:style-name="T4"><text:tab/> <text:s text:c="2"/></text:span></text:span><text:span text:style-name="Internet_20_link"><text:span text:style-name="T6">Kernel Thread: </text:span></text:span><text:span text:style-name="Internet_20_link"><text:span text:style-name="T4">System call for creating kernel thread is platform specific. If thread sleeps , other <text:tab/> <text:s/><text:tab/> <text:s text:c="2"/>continues to work. Very slow to create , manage and destroy. Uses hardware parallelism to the fullest <text:tab/> <text:s/><text:tab/> <text:s text:c="2"/>extent. <text:s/>Managed by the kernel scheduler. </text:span></text:span></text:p>
      <text:p text:style-name="Standard"><text:span text:style-name="Internet_20_link"><text:span text:style-name="T4"/></text:span></text:p>
      <text:p text:style-name="Standard"><text:span text:style-name="Internet_20_link"><text:span text:style-name="T4"><text:tab/> <text:s text:c="2"/></text:span></text:span><text:span text:style-name="Internet_20_link"><text:span text:style-name="T6">User Process:</text:span></text:span><text:span text:style-name="Internet_20_link"><text:span text:style-name="T4"> Process carry considerable state information and have separate address space. Process <text:tab/> <text:s/><text:tab/> <text:s text:c="3"/>interact with each other using system-provided inter process communication methods. Context <text:tab/> <text:s/><text:tab/> <text:s text:c="3"/>switching between process is slower.</text:span></text:span></text:p>
      <text:p text:style-name="Standard"><text:span text:style-name="Internet_20_link"><text:span text:style-name="T4"><text:line-break/> <text:s text:c="10"/></text:span></text:span><text:span text:style-name="Internet_20_link"><text:span text:style-name="T6">Divide by zero operation :</text:span></text:span><text:span text:style-name="Internet_20_link"><text:span text:style-name="T4"> </text:span></text:span></text:p>
      <text:p text:style-name="Standard"><text:span text:style-name="Internet_20_link"><text:span text:style-name="T4"><text:tab/> <text:s/>a)In user space process , the process is stopped with displaying the floating point exception as message. </text:span></text:span></text:p>
      <text:p text:style-name="Standard"><text:span text:style-name="Internet_20_link"><text:span text:style-name="T4"><text:tab/> <text:s/>b)In kernel thread, the kernel panics and stops . </text:span></text:span></text:p>
      <text:p text:style-name="Standard"><text:span text:style-name="Internet_20_link"><text:span text:style-name="T4"><text:tab/> <text:s/>c)Within a system call. Same thing happened , kernel panics and stops. </text:span></text:span></text:p>
      <text:p text:style-name="Standard"><text:span text:style-name="Internet_20_link"><text:span text:style-name="T4"><text:tab/> <text:s/>d)Within a Interrupt service routine, the system should hang coz the divide by zero is illegal instruction </text:span></text:span></text:p>
      <text:p text:style-name="Standard"><text:span text:style-name="Internet_20_link"><text:span text:style-name="T4"><text:tab/> <text:s text:c="5"/>for cpu and thus the interrupt service routine will not finish and cpu will not switch back to user <text:tab/> <text:s/><text:tab/> <text:s text:c="5"/>mode and hence the system will stop working(i.e. Hangs) 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Grande" svg:font-family="'Lucida Grande', Verdana, Arial, sans-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Times New Roman" fo:font-size="12pt" fo:language="en" fo:country="US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5T15:35:36</meta:creation-date>
    <meta:initial-creator>shashank </meta:initial-creator>
    <meta:editing-cycles>15</meta:editing-cycles>
    <meta:editing-duration>PT21M25S</meta:editing-duration>
    <meta:generator>LibreOffice/3.5$Linux_x86 LibreOffice_project/350m1$Build-2</meta:generator>
    <dc:date>2013-09-20T22:30:14</dc:date>
    <dc:creator>shashank </dc:creator>
    <meta:document-statistic meta:table-count="0" meta:image-count="0" meta:object-count="0" meta:page-count="1" meta:paragraph-count="24" meta:word-count="487" meta:character-count="3311" meta:non-whitespace-character-count="2568"/>
  </office:meta>
</office:document-meta>
</file>